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95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3.918cm"/>
    </style:style>
    <style:style style:name="co4" style:family="table-column">
      <style:table-column-properties fo:break-before="auto" style:column-width="2.974cm"/>
    </style:style>
    <style:style style:name="co5" style:family="table-column">
      <style:table-column-properties fo:break-before="auto" style:column-width="2.475cm"/>
    </style:style>
    <style:style style:name="co6" style:family="table-column">
      <style:table-column-properties fo:break-before="auto" style:column-width="3.085cm"/>
    </style:style>
    <style:style style:name="co7" style:family="table-column">
      <style:table-column-properties fo:break-before="auto" style:column-width="2.917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questGiverImgName</text:p>
          </table:table-cell>
          <table:table-cell office:value-type="string">
            <text:p>questGiverName_en</text:p>
          </table:table-cell>
          <table:table-cell office:value-type="string">
            <text:p>questGiverName_de-DE</text:p>
          </table:table-cell>
          <table:table-cell office:value-type="string">
            <text:p>questionSpecificImage</text:p>
          </table:table-cell>
          <table:table-cell office:value-type="string">
            <text:p>correctAnswerNr</text:p>
          </table:table-cell>
          <table:table-cell office:value-type="string">
            <text:p>questText_en</text:p>
          </table:table-cell>
          <table:table-cell office:value-type="string">
            <text:p>questText_de-DE</text:p>
          </table:table-cell>
          <table:table-cell office:value-type="string">
            <text:p>answer1Text_en</text:p>
          </table:table-cell>
          <table:table-cell office:value-type="string">
            <text:p>answer1Text_de-DE</text:p>
          </table:table-cell>
          <table:table-cell office:value-type="string">
            <text:p>answer1Icon</text:p>
          </table:table-cell>
          <table:table-cell office:value-type="string">
            <text:p>answer2Text_en</text:p>
          </table:table-cell>
          <table:table-cell office:value-type="string">
            <text:p>answer2Text_de-DE</text:p>
          </table:table-cell>
          <table:table-cell office:value-type="string">
            <text:p>answer2Icon</text:p>
          </table:table-cell>
          <table:table-cell office:value-type="string">
            <text:p>answer3Text_en</text:p>
          </table:table-cell>
          <table:table-cell office:value-type="string">
            <text:p>answer3Text_de-DE</text:p>
          </table:table-cell>
          <table:table-cell office:value-type="string">
            <text:p>answer3Ico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rson</text:p>
          </table:table-cell>
          <table:table-cell office:value-type="string">
            <text:p>Nina, Cologne</text:p>
          </table:table-cell>
          <table:table-cell office:value-type="string">
            <text:p>Nina, Köln</text:p>
          </table:table-cell>
          <table:table-cell office:value-type="string">
            <text:p>place</text:p>
          </table:table-cell>
          <table:table-cell office:value-type="float" office:value="1">
            <text:p>1</text:p>
          </table:table-cell>
          <table:table-cell office:value-type="string">
            <text:p>someone spilled oil and I want to have a smoke...</text:p>
          </table:table-cell>
          <table:table-cell office:value-type="string">
            <text:p>jemand hat Öl verschüttet, und ich möchte eine Rauchen...</text:p>
          </table:table-cell>
          <table:table-cell office:value-type="string">
            <text:p>Fire Hazard</text:p>
          </table:table-cell>
          <table:table-cell office:value-type="string">
            <text:p>Feuer Gefahr</text:p>
          </table:table-cell>
          <table:table-cell office:value-type="string">
            <text:p>q1</text:p>
          </table:table-cell>
          <table:table-cell office:value-type="string">
            <text:p>Flood Danger</text:p>
          </table:table-cell>
          <table:table-cell office:value-type="string">
            <text:p>Hochwasser Gefahr</text:p>
          </table:table-cell>
          <table:table-cell office:value-type="string">
            <text:p>q2</text:p>
          </table:table-cell>
          <table:table-cell office:value-type="string">
            <text:p>Earthquake indicator</text:p>
          </table:table-cell>
          <table:table-cell office:value-type="string">
            <text:p>Anzeichen für Erdbeben</text:p>
          </table:table-cell>
          <table:table-cell office:value-type="string">
            <text:p>q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rson</text:p>
          </table:table-cell>
          <table:table-cell office:value-type="string">
            <text:p>Nina, Cologne</text:p>
          </table:table-cell>
          <table:table-cell office:value-type="string">
            <text:p>Nina, Köln</text:p>
          </table:table-cell>
          <table:table-cell office:value-type="string">
            <text:p>place</text:p>
          </table:table-cell>
          <table:table-cell office:value-type="float" office:value="2">
            <text:p>2</text:p>
          </table:table-cell>
          <table:table-cell office:value-type="string">
            <text:p>something earthquake</text:p>
          </table:table-cell>
          <table:table-cell office:value-type="string">
            <text:p>etwas Erdbeben</text:p>
          </table:table-cell>
          <table:table-cell office:value-type="string">
            <text:p>Dumb choice</text:p>
          </table:table-cell>
          <table:table-cell office:value-type="string">
            <text:p>dumme wahl</text:p>
          </table:table-cell>
          <table:table-cell office:value-type="string">
            <text:p>q1</text:p>
          </table:table-cell>
          <table:table-cell office:value-type="string">
            <text:p>Earthquake</text:p>
          </table:table-cell>
          <table:table-cell office:value-type="string">
            <text:p>Erdbeben</text:p>
          </table:table-cell>
          <table:table-cell office:value-type="string">
            <text:p>q2</text:p>
          </table:table-cell>
          <table:table-cell office:value-type="string">
            <text:p>dumb choice</text:p>
          </table:table-cell>
          <table:table-cell office:value-type="string">
            <text:p>dumme wahl</text:p>
          </table:table-cell>
          <table:table-cell office:value-type="string">
            <text:p>q3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person</text:p>
          </table:table-cell>
          <table:table-cell office:value-type="string">
            <text:p>Nina, Cologne</text:p>
          </table:table-cell>
          <table:table-cell office:value-type="string">
            <text:p>Nina, Köln</text:p>
          </table:table-cell>
          <table:table-cell office:value-type="string">
            <text:p>place</text:p>
          </table:table-cell>
          <table:table-cell office:value-type="float" office:value="3">
            <text:p>3</text:p>
          </table:table-cell>
          <table:table-cell office:value-type="string">
            <text:p>something flood</text:p>
          </table:table-cell>
          <table:table-cell office:value-type="string">
            <text:p>etwas hochwasser</text:p>
          </table:table-cell>
          <table:table-cell office:value-type="string">
            <text:p>Dumb choice</text:p>
          </table:table-cell>
          <table:table-cell office:value-type="string">
            <text:p>dumme wahl</text:p>
          </table:table-cell>
          <table:table-cell office:value-type="string">
            <text:p>q1</text:p>
          </table:table-cell>
          <table:table-cell office:value-type="string">
            <text:p>Dumb choice</text:p>
          </table:table-cell>
          <table:table-cell office:value-type="string">
            <text:p>dumme wahl</text:p>
          </table:table-cell>
          <table:table-cell office:value-type="string">
            <text:p>q2</text:p>
          </table:table-cell>
          <table:table-cell office:value-type="string">
            <text:p>Flood</text:p>
          </table:table-cell>
          <table:table-cell office:value-type="string">
            <text:p>Hochwasser</text:p>
          </table:table-cell>
          <table:table-cell office:value-type="string">
            <text:p>q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5">25.06.2018</text:date>, <text:time>19:5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6M19S</meta:editing-duration>
    <meta:editing-cycles>18</meta:editing-cycles>
    <meta:generator>OpenOffice/4.1.3$Win32 OpenOffice.org_project/413m1$Build-9783</meta:generator>
    <dc:date>2018-06-25T19:50:36.73</dc:date>
    <dc:creator>Felix </dc:creator>
    <meta:document-statistic meta:table-count="1" meta:cell-count="68" meta:object-count="0"/>
    <meta:user-defined meta:name="Info 1"/>
    <meta:user-defined meta:name="Info 2"/>
    <meta:user-defined meta:name="Info 3"/>
    <meta:user-defined meta:name="Info 4"/>
  </office:meta>
</office:document-meta>
</file>